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5ef60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5ef60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5ef60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55ef60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System </text:span></text:span><text:span text:style-name="Source_20_Text"><text:span text:style-name="T6">and its uses</text:span></text:span><text:span text:style-name="Source_20_Text"><text:span text:style-name="T4">:</text:span></text:span></text:p>
      <text:list xml:id="list4397213481392702233" text:style-name="L1">
        <text:list-item>
          <text:p text:style-name="P4"><text:span text:style-name="Source_20_Text"><text:span text:style-name="T3">A Car Rental System is a </text:span></text:span><text:span text:style-name="Source_20_Text"><text:span text:style-name="T7">software</text:span></text:span><text:span text:style-name="Source_20_Text"><text:span text:style-name="T3"> built to handle the </text:span></text:span><text:span text:style-name="Source_20_Text"><text:span text:style-name="T7">renting of automobiles</text:span></text:span><text:span text:style-name="Source_20_Text"><text:span text:style-name="T3"> for a </text:span></text:span><text:span text:style-name="Source_20_Text"><text:span text:style-name="T7">short period</text:span></text:span><text:span text:style-name="Source_20_Text"><text:span text:style-name="T3"> of time, generally ranging from a few hours to a few weeks. A car rental system often has </text:span></text:span><text:span text:style-name="Source_20_Text"><text:span text:style-name="T7">numerous local branches</text:span></text:span><text:span text:style-name="Source_20_Text"><text:span text:style-name="T3"> (to allow its user to return a vehicle to a </text:span></text:span><text:span text:style-name="Source_20_Text"><text:span text:style-name="T7">different location</text:span></text:span><text:span text:style-name="Source_20_Text"><text:span text:style-name="T3">), and </text:span></text:span><text:span text:style-name="Source_20_Text"><text:span text:style-name="T7">primarily located</text:span></text:span><text:span text:style-name="Source_20_Text"><text:span text:style-name="T3"> near airports or busy city areas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5">Requirements:</text:span></text:span></text:p>
      <text:list xml:id="list2969104280372750634" text:style-name="L2">
        <text:list-item>
          <text:p text:style-name="P5"><text:span text:style-name="Source_20_Text"><text:span text:style-name="T3">The system will support the renting of </text:span></text:span><text:span text:style-name="Source_20_Text"><text:span text:style-name="T7">different automobiles</text:span></text:span><text:span text:style-name="Source_20_Text"><text:span text:style-name="T3"> like cars, trucks, SUVs, vans, and motorcycles.</text:span></text:span></text:p>
        </text:list-item>
        <text:list-item>
          <text:p text:style-name="P5"><text:span text:style-name="Source_20_Text"><text:span text:style-name="T3">Each vehicle should be added with a </text:span></text:span><text:span text:style-name="Source_20_Text"><text:span text:style-name="T7">unique barcode</text:span></text:span><text:span text:style-name="Source_20_Text"><text:span text:style-name="T3"> and other details, including a </text:span></text:span><text:span text:style-name="Source_20_Text"><text:span text:style-name="T7">parking stall number</text:span></text:span><text:span text:style-name="Source_20_Text"><text:span text:style-name="T3"> which helps to locate the vehicle.</text:span></text:span></text:p>
        </text:list-item>
        <text:list-item>
          <text:p text:style-name="P5"><text:span text:style-name="Source_20_Text"><text:span text:style-name="T3">The system should be able to </text:span></text:span><text:span text:style-name="Source_20_Text"><text:span text:style-name="T7">retrieve information</text:span></text:span><text:span text:style-name="Source_20_Text"><text:span text:style-name="T3"> like </text:span></text:span><text:span text:style-name="Source_20_Text"><text:span text:style-name="T7">which member took a particular vehicle</text:span></text:span><text:span text:style-name="Source_20_Text"><text:span text:style-name="T3"> or </text:span></text:span><text:span text:style-name="Source_20_Text"><text:span text:style-name="T7">what vehicles have been rented out by a specific member.</text:span></text:span></text:p>
        </text:list-item>
        <text:list-item>
          <text:p text:style-name="P5"><text:span text:style-name="Source_20_Text"><text:span text:style-name="T3">The system should collect a </text:span></text:span><text:span text:style-name="Source_20_Text"><text:span text:style-name="T7">late-fee</text:span></text:span><text:span text:style-name="Source_20_Text"><text:span text:style-name="T3"> for vehicles returned after the due date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search the vehicle inventory</text:span></text:span><text:span text:style-name="Source_20_Text"><text:span text:style-name="T3"> and </text:span></text:span><text:span text:style-name="Source_20_Text"><text:span text:style-name="T7">reserve</text:span></text:span><text:span text:style-name="Source_20_Text"><text:span text:style-name="T3"> any available vehicle.</text:span></text:span></text:p>
        </text:list-item>
        <text:list-item>
          <text:p text:style-name="P5"><text:span text:style-name="Source_20_Text"><text:span text:style-name="T3">The system should be able to </text:span></text:span><text:span text:style-name="Source_20_Text"><text:span text:style-name="T7">send notifications</text:span></text:span><text:span text:style-name="Source_20_Text"><text:span text:style-name="T3"> whenever the reservation is approaching the pick-up date, as well as when the vehicle is nearing the due date or has not been returned within the due date.</text:span></text:span></text:p>
        </text:list-item>
        <text:list-item>
          <text:p text:style-name="P5"><text:span text:style-name="Source_20_Text"><text:span text:style-name="T3">The system will be able to </text:span></text:span><text:span text:style-name="Source_20_Text"><text:span text:style-name="T7">read barcodes</text:span></text:span><text:span text:style-name="Source_20_Text"><text:span text:style-name="T3"> from vehicles.</text:span></text:span></text:p>
        </text:list-item>
        <text:list-item>
          <text:p text:style-name="P5"><text:span text:style-name="Source_20_Text"><text:span text:style-name="T3">Members should be able to </text:span></text:span><text:span text:style-name="Source_20_Text"><text:span text:style-name="T7">cancel</text:span></text:span><text:span text:style-name="Source_20_Text"><text:span text:style-name="T3"> their </text:span></text:span><text:span text:style-name="Source_20_Text"><text:span text:style-name="T7">reservations.</text:span></text:span></text:p>
        </text:list-item>
        <text:list-item>
          <text:p text:style-name="P5"><text:span text:style-name="Source_20_Text"><text:span text:style-name="T3">The system should maintain a </text:span></text:span><text:span text:style-name="Source_20_Text"><text:span text:style-name="T7">vehicle log</text:span></text:span><text:span text:style-name="Source_20_Text"><text:span text:style-name="T3"> to track all events related to the vehicles.</text:span></text:span></text:p>
        </text:list-item>
        <text:list-item>
          <text:p text:style-name="P5"><text:span text:style-name="Source_20_Text"><text:span text:style-name="T3">Members can </text:span></text:span><text:span text:style-name="Source_20_Text"><text:span text:style-name="T7">add rental insurance</text:span></text:span><text:span text:style-name="Source_20_Text"><text:span text:style-name="T3"> to their reservation.</text:span></text:span></text:p>
        </text:list-item>
        <text:list-item>
          <text:p text:style-name="P5"><text:span text:style-name="Source_20_Text"><text:span text:style-name="T3">Members can </text:span></text:span><text:span text:style-name="Source_20_Text"><text:span text:style-name="T7">rent additional equipment,</text:span></text:span><text:span text:style-name="Source_20_Text"><text:span text:style-name="T3"> like navigation, child seat, ski rack, etc.</text:span></text:span></text:p>
        </text:list-item>
        <text:list-item>
          <text:p text:style-name="P5"><text:span text:style-name="Source_20_Text"><text:span text:style-name="T3">Members can </text:span></text:span><text:span text:style-name="Source_20_Text"><text:span text:style-name="T7">add additional services</text:span></text:span><text:span text:style-name="Source_20_Text"><text:span text:style-name="T3"> to their reservation, such as roadside assistance, additional driver, wifi, etc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5T17:12:07.304425405</dc:date>
    <meta:editing-duration>P25DT6H59M23S</meta:editing-duration>
    <meta:editing-cycles>1747</meta:editing-cycles>
    <meta:document-statistic meta:table-count="0" meta:image-count="0" meta:object-count="0" meta:page-count="1" meta:paragraph-count="15" meta:word-count="275" meta:character-count="1604" meta:non-whitespace-character-count="1357"/>
  </office:meta>
</office:document-meta>
</file>